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07772f" style:font-size-asian="11pt" style:font-name-complex="Calibri1" style:font-size-complex="11pt"/>
    </style:style>
    <style:style style:name="P2" style:family="paragraph" style:parent-style-name="Standard">
      <style:text-properties style:font-name="Calibri" fo:font-size="11pt" officeooo:rsid="0013e1d4" officeooo:paragraph-rsid="0013e1d4" style:font-size-asian="11pt" style:font-name-complex="Calibri1" style:font-size-complex="11pt"/>
    </style:style>
    <style:style style:name="P3" style:family="paragraph" style:parent-style-name="Standard">
      <style:text-properties style:font-name="Calibri" fo:font-size="11pt" officeooo:rsid="0008d673" officeooo:paragraph-rsid="00148c6d" style:font-size-asian="11pt" style:font-name-complex="Calibri1" style:font-size-complex="11pt"/>
    </style:style>
    <style:style style:name="P4" style:family="paragraph" style:parent-style-name="Standard">
      <style:text-properties style:font-name="Calibri" fo:font-size="11pt" officeooo:rsid="00148c6d" officeooo:paragraph-rsid="00148c6d" style:font-size-asian="11pt" style:font-name-complex="Calibri1" style:font-size-complex="11pt"/>
    </style:style>
    <style:style style:name="P5" style:family="paragraph" style:parent-style-name="Standard">
      <style:text-properties style:font-name="Calibri" fo:font-size="11pt" officeooo:rsid="0016a3df" officeooo:paragraph-rsid="0016a3df" style:font-size-asian="11pt" style:font-name-complex="Calibri1" style:font-size-complex="11pt"/>
    </style:style>
    <style:style style:name="P6" style:family="paragraph" style:parent-style-name="Standard">
      <style:text-properties style:font-name="Calibri" fo:font-size="11pt" officeooo:rsid="0016a3df" officeooo:paragraph-rsid="001881a7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officeooo:rsid="0008d673" officeooo:paragraph-rsid="001881a7" style:font-size-asian="11pt" style:font-name-complex="Calibri1" style:font-size-complex="11pt"/>
    </style:style>
    <style:style style:name="P8" style:family="paragraph" style:parent-style-name="Standard">
      <style:text-properties style:font-name="Calibri" fo:font-size="11pt" officeooo:rsid="0008d673" officeooo:paragraph-rsid="0013e1d4" style:font-size-asian="11pt" style:font-name-complex="Calibri1" style:font-size-complex="11pt"/>
    </style:style>
    <style:style style:name="P9" style:family="paragraph" style:parent-style-name="Standard">
      <style:text-properties style:font-name="Calibri" fo:font-size="11pt" officeooo:rsid="0008d673" officeooo:paragraph-rsid="000b50f4" style:font-size-asian="11pt" style:font-name-complex="Calibri1" style:font-size-complex="11pt"/>
    </style:style>
    <style:style style:name="P10" style:family="paragraph" style:parent-style-name="Standard">
      <style:text-properties style:font-name="Calibri" fo:font-size="11pt" officeooo:rsid="001e1acb" officeooo:paragraph-rsid="001e1acb" style:font-size-asian="11pt" style:font-name-complex="Calibri1" style:font-size-complex="11pt"/>
    </style:style>
    <style:style style:name="P11" style:family="paragraph" style:parent-style-name="Standard">
      <style:text-properties officeooo:rsid="000f4467" officeooo:paragraph-rsid="000b50f4"/>
    </style:style>
    <style:style style:name="T1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officeooo:rsid="0013e1d4"/>
    </style:style>
    <style:style style:name="T4" style:family="text">
      <style:text-properties officeooo:rsid="00148c6d"/>
    </style:style>
    <style:style style:name="T5" style:family="text">
      <style:text-properties officeooo:rsid="0015610e"/>
    </style:style>
    <style:style style:name="T6" style:family="text">
      <style:text-properties officeooo:rsid="0012973b"/>
    </style:style>
    <style:style style:name="T7" style:family="text">
      <style:text-properties officeooo:rsid="0015fc5b"/>
    </style:style>
    <style:style style:name="T8" style:family="text">
      <style:text-properties officeooo:rsid="001e7a00"/>
    </style:style>
    <style:style style:name="T9" style:family="text">
      <style:text-properties officeooo:rsid="001881a7"/>
    </style:style>
    <style:style style:name="T10" style:family="text">
      <style:text-properties officeooo:rsid="0021c39c"/>
    </style:style>
    <style:style style:name="T11" style:family="text">
      <style:text-properties officeooo:rsid="00201e19"/>
    </style:style>
    <style:style style:name="T12" style:family="text">
      <style:text-properties officeooo:rsid="0018e47a"/>
    </style:style>
    <style:style style:name="T13" style:family="text">
      <style:text-properties officeooo:rsid="001a1c9a"/>
    </style:style>
    <style:style style:name="T14" style:family="text">
      <style:text-properties style:font-name="Calibri" fo:font-size="11pt" style:font-name-asian="Arial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2" loext:marker-style-name="T2"/>
      <text:p text:style-name="P2" loext:marker-style-name="T2"/>
      <text:p text:style-name="P2" loext:marker-style-name="T2">Dear Tom,</text:p>
      <text:p text:style-name="P2" loext:marker-style-name="T2"/>
      <text:p text:style-name="P1" loext:marker-style-name="T2"/>
      <text:p text:style-name="P3" loext:marker-style-name="T2">I <text:span text:style-name="T3">am an experienced video editor, with over</text:span> 20 years <text:span text:style-name="T4">industry </text:span>experience, <text:span text:style-name="T4">both as an in-house editor and a freelance film maker. </text:span></text:p>
      <text:p text:style-name="P3" loext:marker-style-name="T2"/>
      <text:p text:style-name="P4" loext:marker-style-name="T2"><text:span text:style-name="T5">In my most recent role at Speakeasy Productions, and previously at Republic Productions, I was lead editor on numerous projects, working with both public and private sector clients. </text:span><text:span text:style-name="T6">Prior to that I was a freelance director, producer </text:span><text:span text:style-name="T5">and </text:span><text:span text:style-name="T6">editor, working for </text:span><text:span text:style-name="T3">various</text:span><text:span text:style-name="T6"> corporate and music industry clients. </text:span><text:span text:style-name="T7">One of the most </text:span><text:span text:style-name="T8">prestige</text:span><text:span text:style-name="T7"> projects I produced was “The Recording of Mr Beast”, a documentary about Mogwai, which I directed, produced and shot, </text:span><text:span text:style-name="T8">and which</text:span><text:span text:style-name="T7"> was released </text:span><text:span text:style-name="T8">on</text:span><text:span text:style-name="T7"> DVD </text:span><text:span text:style-name="T3">with a special edition of the album.</text:span></text:p>
      <text:p text:style-name="P4" loext:marker-style-name="T2"/>
      <text:p text:style-name="P5" loext:marker-style-name="T2">As you will see from my CV, I have considerable experience with a <text:span text:style-name="T9">wide </text:span>range of video editing software and tools, including Premiere Pro, DaVinci Resolve and After Effects, <text:span text:style-name="T10">as well as other music and audio related applications, such as Audition and Ableton Live</text:span>. <text:span text:style-name="T9">I have a strong technical background </text:span><text:span text:style-name="T11">and </text:span><text:span text:style-name="T12">am capable of learning</text:span><text:span text:style-name="T9"> new tools and software quickly and independently.</text:span></text:p>
      <text:p text:style-name="P5" loext:marker-style-name="T2"/>
      <text:p text:style-name="P6" loext:marker-style-name="T2">I have a strong story telling sensibility, and have a passion for cutting interviews, distilling the source media down to the essentials. I have a particular strength in audio editing, cutting music and effects to create <text:span text:style-name="T13">rich,</text:span> compelling stories.</text:p>
      <text:p text:style-name="P6" loext:marker-style-name="T2"/>
      <text:p text:style-name="P7" loext:marker-style-name="T2"><text:span text:style-name="T3">I am </text:span>more than capable of working on my own <text:span text:style-name="T3">to a detailed, </text:span>specific brief or generating my own content <text:span text:style-name="T3">from a general understanding of the requirements</text:span>. I am also highly experienced in collaborating side by side with a producer <text:span text:style-name="T9">or </text:span>director, and I have considerable experience of editing with clients.</text:p>
      <text:p text:style-name="P5" loext:marker-style-name="T2"/>
      <text:p text:style-name="P8" loext:marker-style-name="T2"><text:span text:style-name="T9">You can see </text:span>samples of my work here:</text:p>
      <text:p text:style-name="P8" loext:marker-style-name="T2"><text:a xlink:type="simple" xlink:href="https://youtube.com/playlist?list=PLSf4yC-kM8p7FxLL5mHpUCNuB2_qiWKbN&amp;si=xkmrDmaKNkvIuCdI" text:style-name="Internet_20_link" text:visited-style-name="Visited_20_Internet_20_Link">https://youtube.com/playlist?list=PLSf4yC-kM8p7FxLL5mHpUCNuB2_qiWKbN&amp;si=xkmrDmaKNkvIuCdI</text:a></text:p>
      <text:p text:style-name="P8" loext:marker-style-name="T2"><text:span text:style-name="T9">T</text:span>his selection shows the breadth of my experience and abilities – promos, interview-led corporate case studies, dramas and long-form documentaries.</text:p>
      <text:p text:style-name="P9" loext:marker-style-name="T2"/>
      <text:p text:style-name="P10" loext:marker-style-name="T2">For a role of this kind I would expect somewhere in the region of 35K pro rata.</text:p>
      <text:p text:style-name="P10" loext:marker-style-name="T2"/>
      <text:p text:style-name="P10" loext:marker-style-name="T2">I thank you for your time and consideration of my application, and look forward to hearing from you.</text:p>
      <text:p text:style-name="P10" loext:marker-style-name="T2"/>
      <text:p text:style-name="P10" loext:marker-style-name="T2"/>
      <text:p text:style-name="P10" loext:marker-style-name="T2"/>
      <text:p text:style-name="P10" loext:marker-style-name="T2">Yours sincerely,</text:p>
      <text:p text:style-name="P10" loext:marker-style-name="T2"/>
      <text:p text:style-name="P10" loext:marker-style-name="T2"/>
      <text:p text:style-name="P10" loext:marker-style-name="T2">Peter Smith</text:p>
      <text:p text:style-name="P11" loext:marker-style-name="T2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17:34:02.210000000</meta:creation-date>
    <dc:date>2025-01-02T17:40:37.653000000</dc:date>
    <meta:editing-duration>PT1H33S</meta:editing-duration>
    <meta:editing-cycles>1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3" meta:word-count="327" meta:character-count="2049" meta:non-whitespace-character-count="1733"/>
  </office:meta>
</office:document-meta>
</file>